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margin-left="0in" fo:margin-right="0in" fo:text-align="start" style:justify-single-word="false" fo:text-indent="0in" style:auto-text-indent="false" style:writing-mode="lr-tb"/>
    </style:style>
    <style:style style:name="P3" style:family="paragraph" style:parent-style-name="Standard">
      <style:paragraph-properties fo:text-align="start" style:justify-single-word="false" style:writing-mode="lr-tb"/>
      <style:text-properties style:font-name="Liberation Serif"/>
    </style:style>
    <style:style style:name="P4" style:family="paragraph" style:parent-style-name="Standard">
      <style:paragraph-properties fo:margin-left="0in" fo:margin-right="0in" fo:text-align="start" style:justify-single-word="false" fo:text-indent="0in" style:auto-text-indent="false" style:writing-mode="lr-tb"/>
      <style:text-properties style:font-name="Liberation Serif"/>
    </style:style>
    <style:style style:name="P5" style:family="paragraph" style:parent-style-name="Standard">
      <style:paragraph-properties fo:text-align="start" style:justify-single-word="false" style:writing-mode="lr-tb"/>
      <style:text-properties style:font-name="Liberation Serif" fo:font-size="12pt" officeooo:rsid="0013b1c2" officeooo:paragraph-rsid="0013b1c2" style:font-size-asian="10.5pt" style:font-size-complex="12pt"/>
    </style:style>
    <style:style style:name="P6" style:family="paragraph" style:parent-style-name="Standard">
      <style:paragraph-properties fo:text-align="start" style:justify-single-word="false" style:writing-mode="lr-tb"/>
      <style:text-properties style:font-name="Liberation Serif" fo:font-size="12pt" officeooo:rsid="00177804" officeooo:paragraph-rsid="00177804" style:font-size-asian="10.5pt" style:font-size-complex="12pt"/>
    </style:style>
    <style:style style:name="P7" style:family="paragraph" style:parent-style-name="Standard">
      <style:paragraph-properties fo:text-align="start" style:justify-single-word="false" style:writing-mode="lr-tb"/>
      <style:text-properties style:font-name="Liberation Serif" fo:font-size="10pt" officeooo:rsid="0012bd7e" officeooo:paragraph-rsid="0012bd7e" style:font-size-asian="8.75pt" style:font-size-complex="10pt"/>
    </style:style>
    <style:style style:name="P8" style:family="paragraph" style:parent-style-name="Standard">
      <style:paragraph-properties fo:margin-top="0in" fo:margin-bottom="0in" style:contextual-spacing="false" fo:text-align="center" style:justify-single-word="false" style:writing-mode="lr-tb"/>
      <style:text-properties style:font-name="Liberation Serif" fo:font-size="22pt" officeooo:rsid="0012bd7e" officeooo:paragraph-rsid="0012bd7e" style:font-size-asian="22pt" style:font-size-complex="22pt"/>
    </style:style>
    <style:style style:name="P9" style:family="paragraph" style:parent-style-name="Standard">
      <style:paragraph-properties fo:margin-top="0in" fo:margin-bottom="0in" style:contextual-spacing="false" fo:text-align="center" style:justify-single-word="false" style:writing-mode="lr-tb"/>
      <style:text-properties style:font-name="Liberation Serif" fo:font-size="12pt" officeooo:rsid="0012bd7e" officeooo:paragraph-rsid="0012bd7e" style:font-size-asian="12pt" style:font-size-complex="12pt"/>
    </style:style>
    <style:style style:name="P10" style:family="paragraph" style:parent-style-name="Standard">
      <style:paragraph-properties fo:margin-top="0in" fo:margin-bottom="0in" style:contextual-spacing="false" fo:text-align="center" style:justify-single-word="false" style:writing-mode="lr-tb"/>
      <style:text-properties style:font-name="Liberation Serif" fo:font-size="12pt" officeooo:rsid="0013b1c2" officeooo:paragraph-rsid="0012bd7e" style:font-size-asian="10.5pt" style:font-size-complex="12pt"/>
    </style:style>
    <style:style style:name="P11" style:family="paragraph" style:parent-style-name="Standard">
      <style:paragraph-properties fo:margin-top="0in" fo:margin-bottom="0in" style:contextual-spacing="false" fo:text-align="center" style:justify-single-word="false" fo:break-before="page" style:writing-mode="lr-tb"/>
      <style:text-properties style:font-name="Liberation Serif" fo:font-size="12pt" officeooo:rsid="0013b1c2" officeooo:paragraph-rsid="0012bd7e" style:font-size-asian="10.5pt" style:font-size-complex="12pt"/>
    </style:style>
    <style:style style:name="P12" style:family="paragraph" style:parent-style-name="Standard">
      <style:paragraph-properties fo:text-align="start" style:justify-single-word="false" style:writing-mode="lr-tb"/>
      <style:text-properties style:font-name="Liberation Serif" fo:font-size="12pt" officeooo:rsid="0013b1c2" officeooo:paragraph-rsid="0013b1c2" style:font-size-asian="10.5pt" style:font-size-complex="12pt"/>
    </style:style>
    <style:style style:name="P13" style:family="paragraph" style:parent-style-name="Standard">
      <style:paragraph-properties fo:margin-top="0in" fo:margin-bottom="0in" style:contextual-spacing="false" fo:text-align="center" style:justify-single-word="false" style:writing-mode="lr-tb"/>
      <style:text-properties style:font-name="Liberation Serif" fo:font-size="10pt" officeooo:rsid="0012bd7e" officeooo:paragraph-rsid="0012bd7e" style:font-size-asian="8.75pt" style:font-size-complex="10pt"/>
    </style:style>
    <style:style style:name="P14" style:family="paragraph" style:parent-style-name="Standard">
      <style:paragraph-properties fo:margin-top="0in" fo:margin-bottom="0in" style:contextual-spacing="false" fo:text-align="center" style:justify-single-word="false" style:writing-mode="lr-tb"/>
      <style:text-properties style:font-name="Liberation Serif" fo:font-size="24pt" officeooo:rsid="0012bd7e" officeooo:paragraph-rsid="0012bd7e" style:font-size-asian="21pt" style:font-size-complex="24pt"/>
    </style:style>
    <style:style style:name="P15" style:family="paragraph" style:parent-style-name="Standard">
      <style:paragraph-properties fo:text-align="start" style:justify-single-word="false" style:writing-mode="lr-tb"/>
    </style:style>
    <style:style style:name="P16" style:family="paragraph" style:parent-style-name="Standard">
      <style:paragraph-properties fo:text-align="start" style:justify-single-word="false" fo:break-before="page" style:writing-mode="lr-tb"/>
    </style:style>
    <style:style style:name="P17" style:family="paragraph" style:parent-style-name="Standard">
      <style:paragraph-properties fo:text-align="start" style:justify-single-word="false" style:writing-mode="lr-tb"/>
      <style:text-properties officeooo:rsid="0019741a" officeooo:paragraph-rsid="0019741a"/>
    </style:style>
    <style:style style:name="T1" style:family="text">
      <style:text-properties style:font-name="Liberation Serif"/>
    </style:style>
    <style:style style:name="T2" style:family="text">
      <style:text-properties style:font-name="Liberation Serif" fo:font-style="italic" style:font-style-asian="italic" style:font-style-complex="italic"/>
    </style:style>
    <style:style style:name="T3" style:family="text">
      <style:text-properties style:font-name="Liberation Serif" officeooo:rsid="001d34db"/>
    </style:style>
    <style:style style:name="T4" style:family="text">
      <style:text-properties style:font-name="Liberation Serif" officeooo:rsid="001e4564"/>
    </style:style>
    <style:style style:name="T5" style:family="text">
      <style:text-properties style:font-name="Liberation Serif" officeooo:rsid="001f40a4"/>
    </style:style>
    <style:style style:name="T6" style:family="text">
      <style:text-properties officeooo:rsid="0014e945"/>
    </style:style>
    <style:style style:name="T7" style:family="text">
      <style:text-properties officeooo:rsid="00160f52"/>
    </style:style>
    <style:style style:name="T8" style:family="text">
      <style:text-properties officeooo:rsid="00177804"/>
    </style:style>
    <style:style style:name="T9" style:family="text">
      <style:text-properties fo:font-size="12pt" style:font-size-asian="12pt" style:font-size-complex="12pt"/>
    </style:style>
    <style:style style:name="T10" style:family="text">
      <style:text-properties officeooo:rsid="001b01d4"/>
    </style:style>
    <style:style style:name="T11" style:family="text">
      <style:text-properties officeooo:rsid="001b98f2"/>
    </style:style>
    <style:style style:name="T12" style:family="text">
      <style:text-properties officeooo:rsid="001d34db"/>
    </style:style>
    <style:style style:name="T13" style:family="text">
      <style:text-properties officeooo:rsid="001e4564"/>
    </style:style>
    <style:style style:name="T14" style:family="text">
      <style:text-properties officeooo:rsid="001f40a4"/>
    </style:style>
    <style:style style:name="T15" style:family="text">
      <style:text-properties officeooo:rsid="001f53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8"/>
      <text:p text:style-name="P8"/>
      <text:p text:style-name="P8"/>
      <text:p text:style-name="P8"/>
      <text:p text:style-name="P8"><text:span text:style-name="T14">The Spread of Misinformation on Facebook and Twitter During</text:span> the 2020 Presidential Election</text:p>
      <text:p text:style-name="P14"/>
      <text:p text:style-name="P9">Erik Bowling</text:p>
      <text:p text:style-name="P9">Tennessee Tech University (Dept. of Computer Science)</text:p>
      <text:p text:style-name="P9">Cookeville, TN (USA)</text:p>
      <text:p text:style-name="P13"><text:a xlink:type="simple" xlink:href="mailto:edbowling42@tntech.edu" text:style-name="Internet_20_link" text:visited-style-name="Visited_20_Internet_20_Link"><text:span text:style-name="T9">edbowling42@tntech.edu</text:span></text:a></text:p>
      <text:p text:style-name="P10"/>
      <text:p text:style-name="P11"/>
      <text:p text:style-name="P5"><text:tab/><text:span text:style-name="T6">In 2020, the people of the United States were gearing up for another presidential election. Donald Trump vs. Joe Biden. </text:span><text:span text:style-name="T7">All the typical campaign tactics were being deployed by both sides, but this time there was a new threat introduced into the formula. Faked media. Donald Trump and his campaign team repeatedly shared and posted deep faked videos of Joe Biden saying or doing things that would discredit his legitimacy as president. The videos were products of deepfake AI technology, or skilled video editing. Although there were plenty of comedic or satirical elements to the videos, the problem comes from the fact that these videos were shared with no indication at all that they were faked. This lead many voters into believing that the videos were real, and may have swayed voters into voting a different direction. Although social media platforms eventually responded by marking the videos as false or not entirely true, the damage was already done. Large social media platforms have a responsibility to make sure their platforms are not causing harm to society, and </text:span><text:span text:style-name="T8">to adapt</text:span><text:span text:style-name="T7"> </text:span><text:span text:style-name="T8">to</text:span><text:span text:style-name="T7"> new technology that can be use</text:span><text:span text:style-name="T8">d</text:span><text:span text:style-name="T7"> for bad. In the case of the 2020 election, social media platforms failed to uphold this obligation.</text:span></text:p>
      <text:p text:style-name="P5"><text:tab/><text:span text:style-name="T10">Facebook is the world’s largest social media platform with approximately seven out of ten US adults using it every day [1]. Given how much data is uploaded and shared across the platform on a daily basis, it becomes an </text:span><text:span text:style-name="T11">almost</text:span><text:span text:style-name="T10"> impossible task to sufficiently monitor everything posted on the platform. According to Mark Zuckerberg, </text:span><text:span text:style-name="T11">Facebook had been developing a plan to stop misinformation in the 2020 election since the 2016 election. </text:span><text:span text:style-name="T10">They introduced new policies to combat voter misinformation, worked with local election officials to remove false claims about polling conditions, partnered with the National Election Pool to provide reliable information about election results, and tried to accurately provide candidate information for both parties on posts made by politicians for each side [2]. Regardless of these changes, misinformation was still spread like wildfire. Avaaz researchers did a study on the top one hundred most popular Facebook pages known to be spreading false information. They found that they had a combined view count of over ten billion </text:span><text:span text:style-name="T11">views</text:span><text:span text:style-name="T10"> between March and October of 2020. [</text:span><text:span text:style-name="T14">2</text:span><text:span text:style-name="T10">] </text:span><text:span text:style-name="T12">An example of a video being spread like wildfire is the video of Joe Biden appearing to fall asleep during a live TV interview. The video was shared and used by the Trump administration to make Joe Biden look unfit for office. Trump himself even refers to Joe Biden as “Sleepy Joe.” [</text:span><text:span text:style-name="T14">3</text:span><text:span text:style-name="T12">] These video are all well and good assuming that it’s explained up front that the video is faked, but it was shared and promoted as if it was real. The proof is in the comments section of the video, where people were discrediting Joe Biden and accusing the democratic party of </text:span><text:span text:style-name="T13">being incompetent and stupid for voting </text:span><text:span text:style-name="T15">for </text:span><text:span text:style-name="T13">somebody who can’t even stay awake [</text:span><text:span text:style-name="T14">4</text:span><text:span text:style-name="T13">].</text:span></text:p>
      <text:p text:style-name="P5"><text:tab/><text:span text:style-name="T13">Twitter </text:span></text:p>
      <text:p text:style-name="P5"/>
      <text:p text:style-name="P5"/>
      <text:p text:style-name="P6">How facebook and twitter failed in regards to kantianism:</text:p>
      <text:p text:style-name="P7"/>
      <text:p text:style-name="P16"><text:span text:style-name="T1">References:</text:span></text:p>
      <text:p text:style-name="P4"/>
      <text:p text:style-name="P2"><text:span text:style-name="T1">[2] <text:s text:c="4"/>“Facebook: From Election to Insurrection,” </text:span><text:span text:style-name="T2">AVAAZ</text:span><text:span text:style-name="T1">, 18-Mar-2021 [Online]. Available: </text:span><text:a xlink:type="simple" xlink:href="https://avaazimages.avaaz.org/facebook_election_insurrection.pdf" text:style-name="Internet_20_link" text:visited-style-name="Visited_20_Internet_20_Link"><text:span text:style-name="Internet_20_link"><text:span text:style-name="T1">https://avaazimages.avaaz.org/facebook_election_insurrection.pdf</text:span></text:span></text:a><text:span text:style-name="T1">. [Accessed: 21-Mar-2023]</text:span></text:p>
      <text:p text:style-name="P4"/>
      <text:p text:style-name="P1"><text:span text:style-name="T1">[</text:span><text:span text:style-name="T5">3</text:span><text:span text:style-name="T1">] <text:s text:c="4"/>D. Carnahan, “Faked videos shore up false beliefs about Biden’s mental health,” </text:span><text:span text:style-name="T2">The Conversation</text:span><text:span text:style-name="T1">, 16-Sep-2020 [Online]. Available: </text:span><text:a xlink:type="simple" xlink:href="https://theconversation.com/faked-videos-shore-up-false-beliefs-about-bidens-mental-health-145975" text:style-name="Internet_20_link" text:visited-style-name="Visited_20_Internet_20_Link"><text:span text:style-name="Internet_20_link"><text:span text:style-name="T1">https://theconversation.com/faked-videos-shore-up-false-beliefs-about-bidens-mental-health-145975</text:span></text:span></text:a><text:span text:style-name="T1">. [Accessed: 21-Mar-2023]</text:span></text:p>
      <text:p text:style-name="P3"/>
      <text:p text:style-name="P1"><text:span text:style-name="T1">[</text:span><text:span text:style-name="T5">5</text:span><text:span text:style-name="T1">] <text:s text:c="4"/>D. O’Sullivan, “False video of Joe Biden viewed 1 million times on Twitter | CNN Business” </text:span><text:span text:style-name="T2">CNN</text:span><text:span text:style-name="T1">, 02-Nov-2020 [Online]. Available: </text:span><text:a xlink:type="simple" xlink:href="https://www.cnn.com/2020/11/01/tech/false-biden-video-twitter/index.html" text:style-name="Internet_20_link" text:visited-style-name="Visited_20_Internet_20_Link"><text:span text:style-name="Internet_20_link"><text:span text:style-name="T1">https://www.cnn.com/2020/11/01/tech/false-biden-video-twitter/index.html</text:span></text:span></text:a><text:span text:style-name="T1">. [Accessed: 21-Mar-2023]</text:span></text:p>
      <text:p text:style-name="P1"/>
      <text:p text:style-name="P17"><text:span text:style-name="T10">1. </text:span>Statistics on facebook usage <text:span text:style-name="T10">about 70% of adults use it everyday about 50% use it everyday</text:span></text:p>
      <text:p text:style-name="P1"><text:a xlink:type="simple" xlink:href="https://www.pewresearch.org/fact-tank/2021/06/01/facts-about-americans-and-facebook/" text:style-name="Internet_20_link" text:visited-style-name="Visited_20_Internet_20_Link">https://www.pewresearch.org/fact-tank/2021/06/01/facts-about-americans-and-facebook/</text:a></text:p>
      <text:p text:style-name="P1"/>
      <text:p text:style-name="P1"><text:span text:style-name="T13">[</text:span><text:span text:style-name="T14">4</text:span><text:span text:style-name="T13">] </text:span>https://www.reuters.com/article/uk-factcheck-biden-asleep-altered/fact-check-video-showing-joe-biden-falling-asleep-during-live-interview-is-manipulated-idUSKBN25S63S</text:p>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1T12:30:17</meta:creation-date>
    <dc:language>en-US</dc:language>
    <dc:date>2023-04-04T12:52:04.369000000</dc:date>
    <meta:editing-cycles>6</meta:editing-cycles>
    <meta:editing-duration>PT14M11S</meta:editing-duration>
    <meta:generator>LibreOffice/7.3.5.2$Windows_X86_64 LibreOffice_project/184fe81b8c8c30d8b5082578aee2fed2ea847c01</meta:generator>
    <meta:document-statistic meta:table-count="0" meta:image-count="0" meta:object-count="0" meta:page-count="3" meta:paragraph-count="16" meta:word-count="610" meta:character-count="4273" meta:non-whitespace-character-count="3663"/>
    <meta:user-defined meta:name="AppVersion">15.0000</meta:user-defined>
  </office:meta>
</office:document-meta>
</file>